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</text:p>
      <text:p text:style-name="P1"># Created by Octave 4.2.2, Wed Mar 17 16:51:41 2021 -03 &lt;root@patricia-P5K-SE&gt;</text:p>
      <text:p text:style-name="P1"># name: SUBJECT</text:p>
      <text:p text:style-name="P1"># type: sq_string</text:p>
      <text:p text:style-name="P1"># elements: 1</text:p>
      <text:p text:style-name="P1"># length: 3</text:p>
      <text:p text:style-name="P1">018</text:p>
      <text:p text:style-name="P1"/>
      <text:p text:style-name="P1"/>
      <text:p text:style-name="P1"># name: age</text:p>
      <text:p text:style-name="P1"># type: sq_string</text:p>
      <text:p text:style-name="P1"># elements: 1</text:p>
      <text:p text:style-name="P1"># length: 2</text:p>
      <text:p text:style-name="P1">23</text:p>
      <text:p text:style-name="P1"/>
      <text:p text:style-name="P1"/>
      <text:p text:style-name="P1"># name: vet</text:p>
      <text:p text:style-name="P1"># type: matrix</text:p>
      <text:p text:style-name="P1"># rows: 1</text:p>
      <text:p text:style-name="P1"># columns: 6</text:p>
      <text:p text:style-name="P1"><text:s/>1 1 2 2 3 3</text:p>
      <text:p text:style-name="P1"/>
      <text:p text:style-name="P1"/>
      <text:p text:style-name="P1"># name: rvet</text:p>
      <text:p text:style-name="P1"># type: matrix</text:p>
      <text:p text:style-name="P1"># rows: 1</text:p>
      <text:p text:style-name="P1"># columns: 6</text:p>
      <text:p text:style-name="P1"><text:s/>2 4 6 1 5 3</text:p>
      <text:p text:style-name="P1"/>
      <text:p text:style-name="P1"/>
      <text:p text:style-name="P1"># name: response</text:p>
      <text:p text:style-name="P1"># type: cell</text:p>
      <text:p text:style-name="P1"># rows: 6</text:p>
      <text:p text:style-name="P1"># columns: 1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/>
      <text:p text:style-name="P1"/>
      <text:p text:style-name="P1"/>
      <text:p text:style-name="P1"># name: rt1</text:p>
      <text:p text:style-name="P1"># type: matrix</text:p>
      <text:p text:style-name="P1"># rows: 6</text:p>
      <text:p text:style-name="P1"># columns: 1</text:p>
      <text:p text:style-name="P1"><text:s/>0.3531990051269531</text:p>
      <text:p text:style-name="P1"><text:s/>0.06986308097839355</text:p>
      <text:p text:style-name="P1"><text:s/>0.05920100212097168</text:p>
      <text:p text:style-name="P1"><text:s/>0.3067290782928467</text:p>
      <text:p text:style-name="P1"><text:s/>0.2768399715423584</text:p>
      <text:p text:style-name="P1"><text:s/>0.1431589126586914</text:p>
      <text:p text:style-name="P1"/>
      <text:p text:style-name="P1"/>
      <text:p text:style-name="P1"># name: antecipatedresponse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avg</text:p>
      <text:p text:style-name="P1"># type: scalar</text:p>
      <text:p text:style-name="P1">0.2014985084533691</text:p>
      <text:p text:style-name="P1"/>
      <text:p text:style-name="P1"/>
      <text:p text:style-name="P1"># name: seq</text:p>
      <text:p text:style-name="P1"># type: matrix</text:p>
      <text:p text:style-name="P1"># rows: 1</text:p>
      <text:p text:style-name="P1"># columns: 750</text:p>
      <text:p text:style-name="P1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<text:soft-page-break/>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P1"/>
      <text:p text:style-name="P1"/>
      <text:p text:style-name="P1"># name: responseTeste</text:p>
      <text:p text:style-name="P1"># type: cell</text:p>
      <text:p text:style-name="P1"># rows: 750</text:p>
      <text:p text:style-name="P1"># columns: 1</text:p>
      <text:p text:style-name="P1"># name: &lt;cell-element&gt;</text:p>
      <text:p text:style-name="P1"># type: sq_string</text:p>
      <text:p text:style-name="P1"># elements: 1</text:p>
      <text:p text:style-name="P1"># length: 1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/>
      <text:p text:style-name="P1"/>
      <text:p text:style-name="P1"/>
      <text:p text:style-name="P1"># name: rt2</text:p>
      <text:p text:style-name="P1"># type: matrix</text:p>
      <text:p text:style-name="P1"># rows: 750</text:p>
      <text:p text:style-name="P1"># columns: 1</text:p>
      <text:p text:style-name="P1"><text:s/>0.5864510536193848</text:p>
      <text:p text:style-name="P1"><text:s/>0.09809303283691406</text:p>
      <text:p text:style-name="P1"><text:soft-page-break/><text:s/>0.3278450965881348</text:p>
      <text:p text:style-name="P1"><text:s/>0.3496348857879639</text:p>
      <text:p text:style-name="P1"><text:s/>0.07607197761535645</text:p>
      <text:p text:style-name="P1"><text:s/>0.1484007835388184</text:p>
      <text:p text:style-name="P1"><text:s/>0.383796215057373</text:p>
      <text:p text:style-name="P1"><text:s/>0.1091880798339844</text:p>
      <text:p text:style-name="P1"><text:s/>0.07708311080932617</text:p>
      <text:p text:style-name="P1"><text:s/>0.1431050300598145</text:p>
      <text:p text:style-name="P1"><text:s/>0.1369881629943848</text:p>
      <text:p text:style-name="P1"><text:s/>0.4503309726715088</text:p>
      <text:p text:style-name="P1"><text:s/>1.739159107208252</text:p>
      <text:p text:style-name="P1"><text:s/>0.3784949779510498</text:p>
      <text:p text:style-name="P1"><text:s/>0.3443310260772705</text:p>
      <text:p text:style-name="P1"><text:s/>0.2715179920196533</text:p>
      <text:p text:style-name="P1"><text:s/>0.3620140552520752</text:p>
      <text:p text:style-name="P1"><text:s/>0.2161910533905029</text:p>
      <text:p text:style-name="P1"><text:s/>0.1715359687805176</text:p>
      <text:p text:style-name="P1"><text:s/>0.07050108909606934</text:p>
      <text:p text:style-name="P1"><text:s/>0.1541180610656738</text:p>
      <text:p text:style-name="P1"><text:s/>0.1208679676055908</text:p>
      <text:p text:style-name="P1"><text:s/>0.2111730575561523</text:p>
      <text:p text:style-name="P1"><text:s/>0.3341400623321533</text:p>
      <text:p text:style-name="P1"><text:s/>0.1649839878082275</text:p>
      <text:p text:style-name="P1"><text:s/>0.05968093872070312</text:p>
      <text:p text:style-name="P1"><text:s/>0.450951099395752</text:p>
      <text:p text:style-name="P1"><text:s/>0.355964183807373</text:p>
      <text:p text:style-name="P1"><text:s/>0.08164405822753906</text:p>
      <text:p text:style-name="P1"><text:s/>0.6459078788757324</text:p>
      <text:p text:style-name="P1"><text:s/>0.2210490703582764</text:p>
      <text:p text:style-name="P1"><text:s/>1.753441095352173</text:p>
      <text:p text:style-name="P1"><text:s/>0.2879331111907959</text:p>
      <text:p text:style-name="P1"><text:s/>0.3045969009399414</text:p>
      <text:p text:style-name="P1"><text:s/>0.2385909557342529</text:p>
      <text:p text:style-name="P1"><text:s/>0.4455270767211914</text:p>
      <text:p text:style-name="P1"><text:s/>0.2608780860900879</text:p>
      <text:p text:style-name="P1"><text:s/>0.06520605087280273</text:p>
      <text:p text:style-name="P1"><text:s/>0.4440169334411621</text:p>
      <text:p text:style-name="P1"><text:s/>0.3163979053497314</text:p>
      <text:p text:style-name="P1"><text:s/>0.1546189785003662</text:p>
      <text:p text:style-name="P1"><text:s/>0.2939510345458984</text:p>
      <text:p text:style-name="P1"><text:s/>0.2449557781219482</text:p>
      <text:p text:style-name="P1"><text:s/>0.05889391899108887</text:p>
      <text:p text:style-name="P1"><text:s/>0.08111000061035156</text:p>
      <text:p text:style-name="P1"><text:s/>0.1371250152587891</text:p>
      <text:p text:style-name="P1"><text:s/>0.01395606994628906</text:p>
      <text:p text:style-name="P1"><text:s/>0.2442340850830078</text:p>
      <text:p text:style-name="P1"><text:s/>0.03655505180358887</text:p>
      <text:p text:style-name="P1"><text:s/>0.02081894874572754</text:p>
      <text:p text:style-name="P1"><text:s/>0.03655791282653809</text:p>
      <text:p text:style-name="P1"><text:s/>1.229305028915405</text:p>
      <text:p text:style-name="P1"><text:s/>0.4555881023406982</text:p>
      <text:p text:style-name="P1"><text:s/>0.4051461219787598</text:p>
      <text:p text:style-name="P1"><text:soft-page-break/><text:s/>0.6178779602050781</text:p>
      <text:p text:style-name="P1"><text:s/>0.09277701377868652</text:p>
      <text:p text:style-name="P1"><text:s/>0.1995499134063721</text:p>
      <text:p text:style-name="P1"><text:s/>0.1050028800964355</text:p>
      <text:p text:style-name="P1"><text:s/>0.2099480628967285</text:p>
      <text:p text:style-name="P1"><text:s/>0.2944169044494629</text:p>
      <text:p text:style-name="P1"><text:s/>0.4840250015258789</text:p>
      <text:p text:style-name="P1"><text:s/>0.9251799583435059</text:p>
      <text:p text:style-name="P1"><text:s/>0.1093578338623047</text:p>
      <text:p text:style-name="P1"><text:s/>0.1542627811431885</text:p>
      <text:p text:style-name="P1"><text:s/>0.04336094856262207</text:p>
      <text:p text:style-name="P1"><text:s/>0.04745006561279297</text:p>
      <text:p text:style-name="P1"><text:s/>1.513027191162109</text:p>
      <text:p text:style-name="P1"><text:s/>0.3724830150604248</text:p>
      <text:p text:style-name="P1"><text:s/>0.1654739379882812</text:p>
      <text:p text:style-name="P1"><text:s/>0.2152519226074219</text:p>
      <text:p text:style-name="P1"><text:s/>0.2879700660705566</text:p>
      <text:p text:style-name="P1"><text:s/>0.1037349700927734</text:p>
      <text:p text:style-name="P1"><text:s/>0.2943241596221924</text:p>
      <text:p text:style-name="P1"><text:s/>0.2377960681915283</text:p>
      <text:p text:style-name="P1"><text:s/>0.2881710529327393</text:p>
      <text:p text:style-name="P1"><text:s/>0.1150071620941162</text:p>
      <text:p text:style-name="P1"><text:s/>0.0646059513092041</text:p>
      <text:p text:style-name="P1"><text:s/>1.211880922317505</text:p>
      <text:p text:style-name="P1"><text:s/>0.2489848136901855</text:p>
      <text:p text:style-name="P1"><text:s/>0.01401209831237793</text:p>
      <text:p text:style-name="P1"><text:s/>1.088810920715332</text:p>
      <text:p text:style-name="P1"><text:s/>0.1144111156463623</text:p>
      <text:p text:style-name="P1"><text:s/>0.008364200592041016</text:p>
      <text:p text:style-name="P1"><text:s/>0.03109598159790039</text:p>
      <text:p text:style-name="P1"><text:s/>0.2827789783477783</text:p>
      <text:p text:style-name="P1"><text:s/>0.05341386795043945</text:p>
      <text:p text:style-name="P1"><text:s/>0.2379341125488281</text:p>
      <text:p text:style-name="P1"><text:s/>0.1093719005584717</text:p>
      <text:p text:style-name="P1"><text:s/>0.03656411170959473</text:p>
      <text:p text:style-name="P1"><text:s/>0.4339399337768555</text:p>
      <text:p text:style-name="P1"><text:s/>0.5415241718292236</text:p>
      <text:p text:style-name="P1"><text:s/>0.05904412269592285</text:p>
      <text:p text:style-name="P1"><text:s/>0.2779269218444824</text:p>
      <text:p text:style-name="P1"><text:s/>0.05966997146606445</text:p>
      <text:p text:style-name="P1"><text:s/>0.04805803298950195</text:p>
      <text:p text:style-name="P1"><text:s/>0.4171769618988037</text:p>
      <text:p text:style-name="P1"><text:s/>0.165363073348999</text:p>
      <text:p text:style-name="P1"><text:s/>0.8252758979797363</text:p>
      <text:p text:style-name="P1"><text:s/>0.1781821250915527</text:p>
      <text:p text:style-name="P1"><text:s/>0.03865885734558105</text:p>
      <text:p text:style-name="P1"><text:s/>0.01969814300537109</text:p>
      <text:p text:style-name="P1"><text:s/>0.3718960285186768</text:p>
      <text:p text:style-name="P1"><text:s/>0.07563209533691406</text:p>
      <text:p text:style-name="P1"><text:s/>0.04754018783569336</text:p>
      <text:p text:style-name="P1"><text:s/>0.148360013961792</text:p>
      <text:p text:style-name="P1"><text:s/>0.3047499656677246</text:p>
      <text:p text:style-name="P1"><text:soft-page-break/><text:s/>0.1881649494171143</text:p>
      <text:p text:style-name="P1"><text:s/>0.1161608695983887</text:p>
      <text:p text:style-name="P1"><text:s/>0.04223895072937012</text:p>
      <text:p text:style-name="P1"><text:s/>1.919154167175293</text:p>
      <text:p text:style-name="P1"><text:s/>0.1435360908508301</text:p>
      <text:p text:style-name="P1"><text:s/>0.05365896224975586</text:p>
      <text:p text:style-name="P1"><text:s/>0.08119678497314453</text:p>
      <text:p text:style-name="P1"><text:s/>0.4340739250183105</text:p>
      <text:p text:style-name="P1"><text:s/>0.2104630470275879</text:p>
      <text:p text:style-name="P1"><text:s/>0.4682719707489014</text:p>
      <text:p text:style-name="P1"><text:s/>0.02044200897216797</text:p>
      <text:p text:style-name="P1"><text:s/>0.09819316864013672</text:p>
      <text:p text:style-name="P1"><text:s/>0.05326294898986816</text:p>
      <text:p text:style-name="P1"><text:s/>0.3620507717132568</text:p>
      <text:p text:style-name="P1"><text:s/>0.2110381126403809</text:p>
      <text:p text:style-name="P1"><text:s/>0.2380151748657227</text:p>
      <text:p text:style-name="P1"><text:s/>0.3163001537322998</text:p>
      <text:p text:style-name="P1"><text:s/>0.1832268238067627</text:p>
      <text:p text:style-name="P1"><text:s/>0.07009601593017578</text:p>
      <text:p text:style-name="P1"><text:s/>0.2214488983154297</text:p>
      <text:p text:style-name="P1"><text:s/>0.2548580169677734</text:p>
      <text:p text:style-name="P1"><text:s/>0.1825308799743652</text:p>
      <text:p text:style-name="P1"><text:s/>0.1486549377441406</text:p>
      <text:p text:style-name="P1"><text:s/>0.07011699676513672</text:p>
      <text:p text:style-name="P1"><text:s/>0.126471996307373</text:p>
      <text:p text:style-name="P1"><text:s/>0.2385659217834473</text:p>
      <text:p text:style-name="P1"><text:s/>0.09797096252441406</text:p>
      <text:p text:style-name="P1"><text:s/>0.2944231033325195</text:p>
      <text:p text:style-name="P1"><text:s/>0.08700799942016602</text:p>
      <text:p text:style-name="P1"><text:s/>0.1832640171051025</text:p>
      <text:p text:style-name="P1"><text:s/>0.5403778553009033</text:p>
      <text:p text:style-name="P1"><text:s/>0.3624880313873291</text:p>
      <text:p text:style-name="P1"><text:s/>0.5341179370880127</text:p>
      <text:p text:style-name="P1"><text:s/>0.3216590881347656</text:p>
      <text:p text:style-name="P1"><text:s/>0.3161458969116211</text:p>
      <text:p text:style-name="P1"><text:s/>0.2716560363769531</text:p>
      <text:p text:style-name="P1"><text:s/>0.4237148761749268</text:p>
      <text:p text:style-name="P1"><text:s/>0.3558938503265381</text:p>
      <text:p text:style-name="P1"><text:s/>0.669158935546875</text:p>
      <text:p text:style-name="P1"><text:s/>0.2381038665771484</text:p>
      <text:p text:style-name="P1"><text:s/>0.2854559421539307</text:p>
      <text:p text:style-name="P1"><text:s/>0.07562708854675293</text:p>
      <text:p text:style-name="P1"><text:s/>0.1320250034332275</text:p>
      <text:p text:style-name="P1"><text:s/>0.07557082176208496</text:p>
      <text:p text:style-name="P1"><text:s/>0.3500909805297852</text:p>
      <text:p text:style-name="P1"><text:s/>0.0530860424041748</text:p>
      <text:p text:style-name="P1"><text:s/>0.05472612380981445</text:p>
      <text:p text:style-name="P1"><text:s/>0.0698850154876709</text:p>
      <text:p text:style-name="P1"><text:s/>1.379669904708862</text:p>
      <text:p text:style-name="P1"><text:s/>0.09821105003356934</text:p>
      <text:p text:style-name="P1"><text:s/>0.0536949634552002</text:p>
      <text:p text:style-name="P1"><text:s/>0.1322600841522217</text:p>
      <text:p text:style-name="P1"><text:soft-page-break/><text:s/>0.04772400856018066</text:p>
      <text:p text:style-name="P1"><text:s/>0.1482870578765869</text:p>
      <text:p text:style-name="P1"><text:s/>0.08672809600830078</text:p>
      <text:p text:style-name="P1"><text:s/>0.02523303031921387</text:p>
      <text:p text:style-name="P1"><text:s/>0.08823609352111816</text:p>
      <text:p text:style-name="P1"><text:s/>0.1318550109863281</text:p>
      <text:p text:style-name="P1"><text:s/>0.02517795562744141</text:p>
      <text:p text:style-name="P1"><text:s/>0.1147501468658447</text:p>
      <text:p text:style-name="P1"><text:s/>0.08680510520935059</text:p>
      <text:p text:style-name="P1"><text:s/>0.9427859783172607</text:p>
      <text:p text:style-name="P1"><text:s/>0.01377201080322266</text:p>
      <text:p text:style-name="P1"><text:s/>0.1428790092468262</text:p>
      <text:p text:style-name="P1"><text:s/>0.1577310562133789</text:p>
      <text:p text:style-name="P1"><text:s/>0.08669590950012207</text:p>
      <text:p text:style-name="P1"><text:s/>0.1330089569091797</text:p>
      <text:p text:style-name="P1"><text:s/>0.1258530616760254</text:p>
      <text:p text:style-name="P1"><text:s/>0.1092209815979004</text:p>
      <text:p text:style-name="P1"><text:s/>0.06432390213012695</text:p>
      <text:p text:style-name="P1"><text:s/>0.1103429794311523</text:p>
      <text:p text:style-name="P1"><text:s/>0.04252791404724121</text:p>
      <text:p text:style-name="P1"><text:s/>0.02649211883544922</text:p>
      <text:p text:style-name="P1"><text:s/>0.03183197975158691</text:p>
      <text:p text:style-name="P1"><text:s/>0.06984305381774902</text:p>
      <text:p text:style-name="P1"><text:s/>1.259052991867065</text:p>
      <text:p text:style-name="P1"><text:s/>0.2213490009307861</text:p>
      <text:p text:style-name="P1"><text:s/>0.08696103096008301</text:p>
      <text:p text:style-name="P1"><text:s/>0.1426570415496826</text:p>
      <text:p text:style-name="P1"><text:s/>0.1148200035095215</text:p>
      <text:p text:style-name="P1"><text:s/>0.07558894157409668</text:p>
      <text:p text:style-name="P1"><text:s/>0.1268479824066162</text:p>
      <text:p text:style-name="P1"><text:s/>0.2371480464935303</text:p>
      <text:p text:style-name="P1"><text:s/>0.03232502937316895</text:p>
      <text:p text:style-name="P1"><text:s/>0.09225916862487793</text:p>
      <text:p text:style-name="P1"><text:s/>0.3168761730194092</text:p>
      <text:p text:style-name="P1"><text:s/>0.05898118019104004</text:p>
      <text:p text:style-name="P1"><text:s/>0.01469111442565918</text:p>
      <text:p text:style-name="P1"><text:s/>1.224728107452393</text:p>
      <text:p text:style-name="P1"><text:s/>0.1051650047302246</text:p>
      <text:p text:style-name="P1"><text:s/>0.2213640213012695</text:p>
      <text:p text:style-name="P1"><text:s/>1.319329023361206</text:p>
      <text:p text:style-name="P1"><text:s/>0.0995790958404541</text:p>
      <text:p text:style-name="P1"><text:s/>0.0700678825378418</text:p>
      <text:p text:style-name="P1"><text:s/>0.008390903472900391</text:p>
      <text:p text:style-name="P1"><text:s/>0.1091599464416504</text:p>
      <text:p text:style-name="P1"><text:s/>0.06611108779907227</text:p>
      <text:p text:style-name="P1"><text:s/>0.3163027763366699</text:p>
      <text:p text:style-name="P1"><text:s/>0.153892993927002</text:p>
      <text:p text:style-name="P1"><text:s/>0.1267881393432617</text:p>
      <text:p text:style-name="P1"><text:s/>0.1319580078125</text:p>
      <text:p text:style-name="P1"><text:s/>0.1709549427032471</text:p>
      <text:p text:style-name="P1"><text:s/>0.4951980113983154</text:p>
      <text:p text:style-name="P1"><text:s/>0.3958070278167725</text:p>
      <text:p text:style-name="P1"><text:soft-page-break/><text:s/>0.008529901504516602</text:p>
      <text:p text:style-name="P1"><text:s/>1.005485057830811</text:p>
      <text:p text:style-name="P1"><text:s/>0.3887789249420166</text:p>
      <text:p text:style-name="P1"><text:s/>0.2604031562805176</text:p>
      <text:p text:style-name="P1"><text:s/>0.3727741241455078</text:p>
      <text:p text:style-name="P1"><text:s/>0.03745794296264648</text:p>
      <text:p text:style-name="P1"><text:s/>0.05326294898986816</text:p>
      <text:p text:style-name="P1"><text:s/>0.01966691017150879</text:p>
      <text:p text:style-name="P1"><text:s/>0.01435399055480957</text:p>
      <text:p text:style-name="P1"><text:s/>0.2215549945831299</text:p>
      <text:p text:style-name="P1"><text:s/>0.2619030475616455</text:p>
      <text:p text:style-name="P1"><text:s/>0.0326240062713623</text:p>
      <text:p text:style-name="P1"><text:s/>0.1091809272766113</text:p>
      <text:p text:style-name="P1"><text:s/>0.1431570053100586</text:p>
      <text:p text:style-name="P1"><text:s/>0.1656088829040527</text:p>
      <text:p text:style-name="P1"><text:s/>0.1261160373687744</text:p>
      <text:p text:style-name="P1"><text:s/>0.1035561561584473</text:p>
      <text:p text:style-name="P1"><text:s/>1.085304975509644</text:p>
      <text:p text:style-name="P1"><text:s/>0.176738977432251</text:p>
      <text:p text:style-name="P1"><text:s/>0.05447292327880859</text:p>
      <text:p text:style-name="P1"><text:s/>0.2939491271972656</text:p>
      <text:p text:style-name="P1"><text:s/>0.1094720363616943</text:p>
      <text:p text:style-name="P1"><text:s/>0.03737902641296387</text:p>
      <text:p text:style-name="P1"><text:s/>0.323814868927002</text:p>
      <text:p text:style-name="P1"><text:s/>0.2661759853363037</text:p>
      <text:p text:style-name="P1"><text:s/>0.08669400215148926</text:p>
      <text:p text:style-name="P1"><text:s/>0.07589197158813477</text:p>
      <text:p text:style-name="P1"><text:s/>0.08672189712524414</text:p>
      <text:p text:style-name="P1"><text:s/>0.07580399513244629</text:p>
      <text:p text:style-name="P1"><text:s/>0.8435540199279785</text:p>
      <text:p text:style-name="P1"><text:s/>0.4677278995513916</text:p>
      <text:p text:style-name="P1"><text:s/>0.1096909046173096</text:p>
      <text:p text:style-name="P1"><text:s/>0.1436958312988281</text:p>
      <text:p text:style-name="P1"><text:s/>0.1767489910125732</text:p>
      <text:p text:style-name="P1"><text:s/>0.1632120609283447</text:p>
      <text:p text:style-name="P1"><text:s/>0.03705406188964844</text:p>
      <text:p text:style-name="P1"><text:s/>0.1035549640655518</text:p>
      <text:p text:style-name="P1"><text:s/>0.05315804481506348</text:p>
      <text:p text:style-name="P1"><text:s/>0.09245491027832031</text:p>
      <text:p text:style-name="P1"><text:s/>0.1650149822235107</text:p>
      <text:p text:style-name="P1"><text:s/>0.03078889846801758</text:p>
      <text:p text:style-name="P1"><text:s/>1.003835916519165</text:p>
      <text:p text:style-name="P1"><text:s/>0.2044570446014404</text:p>
      <text:p text:style-name="P1"><text:s/>1.76084303855896</text:p>
      <text:p text:style-name="P1"><text:s/>0.1936378479003906</text:p>
      <text:p text:style-name="P1"><text:s/>0.08223104476928711</text:p>
      <text:p text:style-name="P1"><text:s/>0.0924830436706543</text:p>
      <text:p text:style-name="P1"><text:s/>0.2153258323669434</text:p>
      <text:p text:style-name="P1"><text:s/>0.1487810611724854</text:p>
      <text:p text:style-name="P1"><text:s/>0.1820759773254395</text:p>
      <text:p text:style-name="P1"><text:s/>0.2320771217346191</text:p>
      <text:p text:style-name="P1"><text:s/>0.2602460384368896</text:p>
      <text:p text:style-name="P1"><text:soft-page-break/><text:s/>0.1430459022521973</text:p>
      <text:p text:style-name="P1"><text:s/>0.383012056350708</text:p>
      <text:p text:style-name="P1"><text:s/>0.2996590137481689</text:p>
      <text:p text:style-name="P1"><text:s/>0.103870153427124</text:p>
      <text:p text:style-name="P1"><text:s/>0.1033570766448975</text:p>
      <text:p text:style-name="P1"><text:s/>0.03083300590515137</text:p>
      <text:p text:style-name="P1"><text:s/>0.2942099571228027</text:p>
      <text:p text:style-name="P1"><text:s/>1.078021049499512</text:p>
      <text:p text:style-name="P1"><text:s/>0.3160350322723389</text:p>
      <text:p text:style-name="P1"><text:s/>0.3832809925079346</text:p>
      <text:p text:style-name="P1"><text:s/>0.1540400981903076</text:p>
      <text:p text:style-name="P1"><text:s/>0.1704800128936768</text:p>
      <text:p text:style-name="P1"><text:s/>0.3726098537445068</text:p>
      <text:p text:style-name="P1"><text:s/>0.4625949859619141</text:p>
      <text:p text:style-name="P1"><text:s/>0.1205050945281982</text:p>
      <text:p text:style-name="P1"><text:s/>0.009716987609863281</text:p>
      <text:p text:style-name="P1"><text:s/>1.07335901260376</text:p>
      <text:p text:style-name="P1"><text:s/>0.2506470680236816</text:p>
      <text:p text:style-name="P1"><text:s/>0.1670639514923096</text:p>
      <text:p text:style-name="P1"><text:s/>0.04279613494873047</text:p>
      <text:p text:style-name="P1"><text:s/>0.0923149585723877</text:p>
      <text:p text:style-name="P1"><text:s/>0.282710075378418</text:p>
      <text:p text:style-name="P1"><text:s/>0.517690896987915</text:p>
      <text:p text:style-name="P1"><text:s/>0.1426668167114258</text:p>
      <text:p text:style-name="P1"><text:s/>0.444843053817749</text:p>
      <text:p text:style-name="P1"><text:s/>0.2266218662261963</text:p>
      <text:p text:style-name="P1"><text:s/>0.05938410758972168</text:p>
      <text:p text:style-name="P1"><text:s/>0.07032203674316406</text:p>
      <text:p text:style-name="P1"><text:s/>0.1090691089630127</text:p>
      <text:p text:style-name="P1"><text:s/>0.1094708442687988</text:p>
      <text:p text:style-name="P1"><text:s/>0.2713229656219482</text:p>
      <text:p text:style-name="P1"><text:s/>0.109076976776123</text:p>
      <text:p text:style-name="P1"><text:s/>0.1274948120117188</text:p>
      <text:p text:style-name="P1"><text:s/>0.08826494216918945</text:p>
      <text:p text:style-name="P1"><text:s/>0.3054599761962891</text:p>
      <text:p text:style-name="P1"><text:s/>0.2328050136566162</text:p>
      <text:p text:style-name="P1"><text:s/>0.08146810531616211</text:p>
      <text:p text:style-name="P1"><text:s/>0.159797191619873</text:p>
      <text:p text:style-name="P1"><text:s/>0.2601790428161621</text:p>
      <text:p text:style-name="P1"><text:s/>0.2994890213012695</text:p>
      <text:p text:style-name="P1"><text:s/>0.5515530109405518</text:p>
      <text:p text:style-name="P1"><text:s/>0.09240317344665527</text:p>
      <text:p text:style-name="P1"><text:s/>0.02519798278808594</text:p>
      <text:p text:style-name="P1"><text:s/>0.1371660232543945</text:p>
      <text:p text:style-name="P1"><text:s/>0.4446618556976318</text:p>
      <text:p text:style-name="P1"><text:s/>0.3731009960174561</text:p>
      <text:p text:style-name="P1"><text:s/>0.1427149772644043</text:p>
      <text:p text:style-name="P1"><text:s/>0.1594550609588623</text:p>
      <text:p text:style-name="P1"><text:s/>0.149183988571167</text:p>
      <text:p text:style-name="P1"><text:s/>0.6640880107879639</text:p>
      <text:p text:style-name="P1"><text:s/>0.1106631755828857</text:p>
      <text:p text:style-name="P1"><text:s/>0.0195770263671875</text:p>
      <text:p text:style-name="P1"><text:soft-page-break/><text:s/>0.237868070602417</text:p>
      <text:p text:style-name="P1"><text:s/>0.2621150016784668</text:p>
      <text:p text:style-name="P1"><text:s/>0.2218549251556396</text:p>
      <text:p text:style-name="P1"><text:s/>0.2880549430847168</text:p>
      <text:p text:style-name="P1"><text:s/>0.2209501266479492</text:p>
      <text:p text:style-name="P1"><text:s/>0.1886188983917236</text:p>
      <text:p text:style-name="P1"><text:s/>0.0314338207244873</text:p>
      <text:p text:style-name="P1"><text:s/>0.1544349193572998</text:p>
      <text:p text:style-name="P1"><text:s/>0.02514410018920898</text:p>
      <text:p text:style-name="P1"><text:s/>0.3506789207458496</text:p>
      <text:p text:style-name="P1"><text:s/>0.4940340518951416</text:p>
      <text:p text:style-name="P1"><text:s/>0.1651620864868164</text:p>
      <text:p text:style-name="P1"><text:s/>0.1433329582214355</text:p>
      <text:p text:style-name="P1"><text:s/>0.2116389274597168</text:p>
      <text:p text:style-name="P1"><text:s/>0.06038403511047363</text:p>
      <text:p text:style-name="P1"><text:s/>0.1762969493865967</text:p>
      <text:p text:style-name="P1"><text:s/>0.269913911819458</text:p>
      <text:p text:style-name="P1"><text:s/>0.2442731857299805</text:p>
      <text:p text:style-name="P1"><text:s/>0.3333740234375</text:p>
      <text:p text:style-name="P1"><text:s/>0.2543461322784424</text:p>
      <text:p text:style-name="P1"><text:s/>0.2546610832214355</text:p>
      <text:p text:style-name="P1"><text:s/>0.2491180896759033</text:p>
      <text:p text:style-name="P1"><text:s/>0.209885835647583</text:p>
      <text:p text:style-name="P1"><text:s/>0.1371750831604004</text:p>
      <text:p text:style-name="P1"><text:s/>0.3440670967102051</text:p>
      <text:p text:style-name="P1"><text:s/>0.198408842086792</text:p>
      <text:p text:style-name="P1"><text:s/>0.1652798652648926</text:p>
      <text:p text:style-name="P1"><text:s/>0.3610010147094727</text:p>
      <text:p text:style-name="P1"><text:s/>0.1259520053863525</text:p>
      <text:p text:style-name="P1"><text:s/>0.9143750667572021</text:p>
      <text:p text:style-name="P1"><text:s/>0.1369960308074951</text:p>
      <text:p text:style-name="P1"><text:s/>0.5187008380889893</text:p>
      <text:p text:style-name="P1"><text:s/>0.1597800254821777</text:p>
      <text:p text:style-name="P1"><text:s/>0.1596641540527344</text:p>
      <text:p text:style-name="P1"><text:s/>0.345304012298584</text:p>
      <text:p text:style-name="P1"><text:s/>0.03080296516418457</text:p>
      <text:p text:style-name="P1"><text:s/>0.2044711112976074</text:p>
      <text:p text:style-name="P1"><text:s/>0.7633728981018066</text:p>
      <text:p text:style-name="P1"><text:s/>0.2386260032653809</text:p>
      <text:p text:style-name="P1"><text:s/>0.3500721454620361</text:p>
      <text:p text:style-name="P1"><text:s/>1.093798875808716</text:p>
      <text:p text:style-name="P1"><text:s/>1.414204120635986</text:p>
      <text:p text:style-name="P1"><text:s/>0.1428921222686768</text:p>
      <text:p text:style-name="P1"><text:s/>0.2208130359649658</text:p>
      <text:p text:style-name="P1"><text:s/>0.1093630790710449</text:p>
      <text:p text:style-name="P1"><text:s/>0.2493500709533691</text:p>
      <text:p text:style-name="P1"><text:s/>0.1425659656524658</text:p>
      <text:p text:style-name="P1"><text:s/>0.1089918613433838</text:p>
      <text:p text:style-name="P1"><text:s/>0.1655499935150146</text:p>
      <text:p text:style-name="P1"><text:s/>0.3608279228210449</text:p>
      <text:p text:style-name="P1"><text:s/>0.2893741130828857</text:p>
      <text:p text:style-name="P1"><text:s/>0.2949221134185791</text:p>
      <text:p text:style-name="P1"><text:soft-page-break/><text:s/>0.3060150146484375</text:p>
      <text:p text:style-name="P1"><text:s/>0.1488790512084961</text:p>
      <text:p text:style-name="P1"><text:s/>0.439162015914917</text:p>
      <text:p text:style-name="P1"><text:s/>0.1257870197296143</text:p>
      <text:p text:style-name="P1"><text:s/>0.1100540161132812</text:p>
      <text:p text:style-name="P1"><text:s/>0.07687592506408691</text:p>
      <text:p text:style-name="P1"><text:s/>0.07550907135009766</text:p>
      <text:p text:style-name="P1"><text:s/>0.1093649864196777</text:p>
      <text:p text:style-name="P1"><text:s/>1.279064178466797</text:p>
      <text:p text:style-name="P1"><text:s/>0.2335498332977295</text:p>
      <text:p text:style-name="P1"><text:s/>0.2377140522003174</text:p>
      <text:p text:style-name="P1"><text:s/>0.09815406799316406</text:p>
      <text:p text:style-name="P1"><text:s/>0.08136415481567383</text:p>
      <text:p text:style-name="P1"><text:s/>0.09234404563903809</text:p>
      <text:p text:style-name="P1"><text:s/>0.05870795249938965</text:p>
      <text:p text:style-name="P1"><text:s/>0.1207149028778076</text:p>
      <text:p text:style-name="P1"><text:s/>0.1203711032867432</text:p>
      <text:p text:style-name="P1"><text:s/>0.05308198928833008</text:p>
      <text:p text:style-name="P1"><text:s/>0.1049230098724365</text:p>
      <text:p text:style-name="P1"><text:s/>0.1481549739837646</text:p>
      <text:p text:style-name="P1"><text:s/>0.2156040668487549</text:p>
      <text:p text:style-name="P1"><text:s/>0.2543981075286865</text:p>
      <text:p text:style-name="P1"><text:s/>0.06423377990722656</text:p>
      <text:p text:style-name="P1"><text:s/>0.1762561798095703</text:p>
      <text:p text:style-name="P1"><text:s/>0.08679294586181641</text:p>
      <text:p text:style-name="P1"><text:s/>0.08665704727172852</text:p>
      <text:p text:style-name="P1"><text:s/>0.3214530944824219</text:p>
      <text:p text:style-name="P1"><text:s/>0.1314821243286133</text:p>
      <text:p text:style-name="P1"><text:s/>0.3107278347015381</text:p>
      <text:p text:style-name="P1"><text:s/>0.1148238182067871</text:p>
      <text:p text:style-name="P1"><text:s/>0.09215712547302246</text:p>
      <text:p text:style-name="P1"><text:s/>1.020890951156616</text:p>
      <text:p text:style-name="P1"><text:s/>0.3668158054351807</text:p>
      <text:p text:style-name="P1"><text:s/>0.4623649120330811</text:p>
      <text:p text:style-name="P1"><text:s/>0.1932268142700195</text:p>
      <text:p text:style-name="P1"><text:s/>0.1201879978179932</text:p>
      <text:p text:style-name="P1"><text:s/>0.1705210208892822</text:p>
      <text:p text:style-name="P1"><text:s/>0.2052369117736816</text:p>
      <text:p text:style-name="P1"><text:s/>0.232417106628418</text:p>
      <text:p text:style-name="P1"><text:s/>0.2669069766998291</text:p>
      <text:p text:style-name="P1"><text:s/>0.254368782043457</text:p>
      <text:p text:style-name="P1"><text:s/>0.200167179107666</text:p>
      <text:p text:style-name="P1"><text:s/>0.37087082862854</text:p>
      <text:p text:style-name="P1"><text:s/>0.3271050453186035</text:p>
      <text:p text:style-name="P1"><text:s/>0.2885520458221436</text:p>
      <text:p text:style-name="P1"><text:s/>0.2936801910400391</text:p>
      <text:p text:style-name="P1"><text:s/>0.3510651588439941</text:p>
      <text:p text:style-name="P1"><text:s/>0.2546920776367188</text:p>
      <text:p text:style-name="P1"><text:s/>0.2992160320281982</text:p>
      <text:p text:style-name="P1"><text:s/>0.1886329650878906</text:p>
      <text:p text:style-name="P1"><text:s/>0.2054789066314697</text:p>
      <text:p text:style-name="P1"><text:s/>0.07715392112731934</text:p>
      <text:p text:style-name="P1"><text:soft-page-break/><text:s/>0.14923095703125</text:p>
      <text:p text:style-name="P1"><text:s/>0.1832220554351807</text:p>
      <text:p text:style-name="P1"><text:s/>0.2161068916320801</text:p>
      <text:p text:style-name="P1"><text:s/>0.1540241241455078</text:p>
      <text:p text:style-name="P1"><text:s/>0.2659459114074707</text:p>
      <text:p text:style-name="P1"><text:s/>0.1551530361175537</text:p>
      <text:p text:style-name="P1"><text:s/>0.2154209613800049</text:p>
      <text:p text:style-name="P1"><text:s/>0.2890710830688477</text:p>
      <text:p text:style-name="P1"><text:s/>0.4685149192810059</text:p>
      <text:p text:style-name="P1"><text:s/>0.4922940731048584</text:p>
      <text:p text:style-name="P1"><text:s/>0.1930398941040039</text:p>
      <text:p text:style-name="P1"><text:s/>0.114861011505127</text:p>
      <text:p text:style-name="P1"><text:s/>0.06435012817382812</text:p>
      <text:p text:style-name="P1"><text:s/>0.1989381313323975</text:p>
      <text:p text:style-name="P1"><text:s/>0.1597781181335449</text:p>
      <text:p text:style-name="P1"><text:s/>0.1987640857696533</text:p>
      <text:p text:style-name="P1"><text:s/>0.3622469902038574</text:p>
      <text:p text:style-name="P1"><text:s/>0.2379469871520996</text:p>
      <text:p text:style-name="P1"><text:s/>0.2835450172424316</text:p>
      <text:p text:style-name="P1"><text:s/>0.3557329177856445</text:p>
      <text:p text:style-name="P1"><text:s/>0.2997949123382568</text:p>
      <text:p text:style-name="P1"><text:s/>0.3048851490020752</text:p>
      <text:p text:style-name="P1"><text:s/>0.7705159187316895</text:p>
      <text:p text:style-name="P1"><text:s/>0.5510199069976807</text:p>
      <text:p text:style-name="P1"><text:s/>0.3897712230682373</text:p>
      <text:p text:style-name="P1"><text:s/>0.1718840599060059</text:p>
      <text:p text:style-name="P1"><text:s/>0.2656588554382324</text:p>
      <text:p text:style-name="P1"><text:s/>0.3495471477508545</text:p>
      <text:p text:style-name="P1"><text:s/>0.4898478984832764</text:p>
      <text:p text:style-name="P1"><text:s/>0.6418938636779785</text:p>
      <text:p text:style-name="P1"><text:s/>0.5128941535949707</text:p>
      <text:p text:style-name="P1"><text:s/>0.466376781463623</text:p>
      <text:p text:style-name="P1"><text:s/>0.3445138931274414</text:p>
      <text:p text:style-name="P1"><text:s/>0.1826841831207275</text:p>
      <text:p text:style-name="P1"><text:s/>0.5860970020294189</text:p>
      <text:p text:style-name="P1"><text:s/>0.3188772201538086</text:p>
      <text:p text:style-name="P1"><text:s/>0.2671570777893066</text:p>
      <text:p text:style-name="P1"><text:s/>0.1991219520568848</text:p>
      <text:p text:style-name="P1"><text:s/>0.2888338565826416</text:p>
      <text:p text:style-name="P1"><text:s/>0.4846289157867432</text:p>
      <text:p text:style-name="P1"><text:s/>0.1945710182189941</text:p>
      <text:p text:style-name="P1"><text:s/>0.6079411506652832</text:p>
      <text:p text:style-name="P1"><text:s/>0.7383911609649658</text:p>
      <text:p text:style-name="P1"><text:s/>0.2153868675231934</text:p>
      <text:p text:style-name="P1"><text:s/>0.2099909782409668</text:p>
      <text:p text:style-name="P1"><text:s/>0.2993559837341309</text:p>
      <text:p text:style-name="P1"><text:s/>0.301469087600708</text:p>
      <text:p text:style-name="P1"><text:s/>0.3331809043884277</text:p>
      <text:p text:style-name="P1"><text:s/>0.6292150020599365</text:p>
      <text:p text:style-name="P1"><text:s/>0.2434840202331543</text:p>
      <text:p text:style-name="P1"><text:s/>0.3605301380157471</text:p>
      <text:p text:style-name="P1"><text:s/>0.06438899040222168</text:p>
      <text:p text:style-name="P1"><text:soft-page-break/><text:s/>0.1204209327697754</text:p>
      <text:p text:style-name="P1"><text:s/>0.3334469795227051</text:p>
      <text:p text:style-name="P1"><text:s/>0.07600998878479004</text:p>
      <text:p text:style-name="P1"><text:s/>0.4557008743286133</text:p>
      <text:p text:style-name="P1"><text:s/>0.3788220882415771</text:p>
      <text:p text:style-name="P1"><text:s/>0.3113439083099365</text:p>
      <text:p text:style-name="P1"><text:s/>0.3899719715118408</text:p>
      <text:p text:style-name="P1"><text:s/>0.3389320373535156</text:p>
      <text:p text:style-name="P1"><text:s/>0.422468900680542</text:p>
      <text:p text:style-name="P1"><text:s/>0.1773800849914551</text:p>
      <text:p text:style-name="P1"><text:s/>0.1651811599731445</text:p>
      <text:p text:style-name="P1"><text:s/>0.3046519756317139</text:p>
      <text:p text:style-name="P1"><text:s/>0.1598401069641113</text:p>
      <text:p text:style-name="P1"><text:s/>0.7412910461425781</text:p>
      <text:p text:style-name="P1"><text:s/>0.2827839851379395</text:p>
      <text:p text:style-name="P1"><text:s/>0.7465639114379883</text:p>
      <text:p text:style-name="P1"><text:s/>0.6965439319610596</text:p>
      <text:p text:style-name="P1"><text:s/>0.1885221004486084</text:p>
      <text:p text:style-name="P1"><text:s/>0.1818878650665283</text:p>
      <text:p text:style-name="P1"><text:s/>0.1559388637542725</text:p>
      <text:p text:style-name="P1"><text:s/>0.05906200408935547</text:p>
      <text:p text:style-name="P1"><text:s/>0.2108709812164307</text:p>
      <text:p text:style-name="P1"><text:s/>0.3102529048919678</text:p>
      <text:p text:style-name="P1"><text:s/>0.4562830924987793</text:p>
      <text:p text:style-name="P1"><text:s/>0.2603049278259277</text:p>
      <text:p text:style-name="P1"><text:s/>0.4389069080352783</text:p>
      <text:p text:style-name="P1"><text:s/>0.2770011425018311</text:p>
      <text:p text:style-name="P1"><text:s/>0.3505139350891113</text:p>
      <text:p text:style-name="P1"><text:s/>0.1705329418182373</text:p>
      <text:p text:style-name="P1"><text:s/>0.2152390480041504</text:p>
      <text:p text:style-name="P1"><text:s/>0.2323110103607178</text:p>
      <text:p text:style-name="P1"><text:s/>0.5811049938201904</text:p>
      <text:p text:style-name="P1"><text:s/>0.1316790580749512</text:p>
      <text:p text:style-name="P1"><text:s/>0.2396190166473389</text:p>
      <text:p text:style-name="P1"><text:s/>0.3722758293151855</text:p>
      <text:p text:style-name="P1"><text:s/>0.339184045791626</text:p>
      <text:p text:style-name="P1"><text:s/>0.4847052097320557</text:p>
      <text:p text:style-name="P1"><text:s/>0.5845379829406738</text:p>
      <text:p text:style-name="P1"><text:s/>0.1760730743408203</text:p>
      <text:p text:style-name="P1"><text:s/>0.3955371379852295</text:p>
      <text:p text:style-name="P1"><text:s/>0.232666015625</text:p>
      <text:p text:style-name="P1"><text:s/>0.4167430400848389</text:p>
      <text:p text:style-name="P1"><text:s/>0.2885708808898926</text:p>
      <text:p text:style-name="P1"><text:s/>0.1937670707702637</text:p>
      <text:p text:style-name="P1"><text:s/>0.1386280059814453</text:p>
      <text:p text:style-name="P1"><text:s/>0.1202969551086426</text:p>
      <text:p text:style-name="P1"><text:s/>0.2676019668579102</text:p>
      <text:p text:style-name="P1"><text:s/>0.3116178512573242</text:p>
      <text:p text:style-name="P1"><text:s/>0.0870201587677002</text:p>
      <text:p text:style-name="P1"><text:s/>0.3102600574493408</text:p>
      <text:p text:style-name="P1"><text:s/>0.3892159461975098</text:p>
      <text:p text:style-name="P1"><text:s/>0.1486189365386963</text:p>
      <text:p text:style-name="P1"><text:soft-page-break/><text:s/>0.4111101627349854</text:p>
      <text:p text:style-name="P1"><text:s/>0.5345158576965332</text:p>
      <text:p text:style-name="P1"><text:s/>0.125758171081543</text:p>
      <text:p text:style-name="P1"><text:s/>0.05940008163452148</text:p>
      <text:p text:style-name="P1"><text:s/>0.09241986274719238</text:p>
      <text:p text:style-name="P1"><text:s/>0.03086090087890625</text:p>
      <text:p text:style-name="P1"><text:s/>0.2617030143737793</text:p>
      <text:p text:style-name="P1"><text:s/>0.347121000289917</text:p>
      <text:p text:style-name="P1"><text:s/>0.1370849609375</text:p>
      <text:p text:style-name="P1"><text:s/>0.1873531341552734</text:p>
      <text:p text:style-name="P1"><text:s/>0.3160679340362549</text:p>
      <text:p text:style-name="P1"><text:s/>0.1501970291137695</text:p>
      <text:p text:style-name="P1"><text:s/>0.237811803817749</text:p>
      <text:p text:style-name="P1"><text:s/>0.8079900741577148</text:p>
      <text:p text:style-name="P1"><text:s/>0.1492159366607666</text:p>
      <text:p text:style-name="P1"><text:s/>0.5963661670684814</text:p>
      <text:p text:style-name="P1"><text:s/>0.5735139846801758</text:p>
      <text:p text:style-name="P1"><text:s/>0.198477029800415</text:p>
      <text:p text:style-name="P1"><text:s/>0.1885740756988525</text:p>
      <text:p text:style-name="P1"><text:s/>0.08692312240600586</text:p>
      <text:p text:style-name="P1"><text:s/>0.2603940963745117</text:p>
      <text:p text:style-name="P1"><text:s/>0.1985390186309814</text:p>
      <text:p text:style-name="P1"><text:s/>0.5865709781646729</text:p>
      <text:p text:style-name="P1"><text:s/>0.5014040470123291</text:p>
      <text:p text:style-name="P1"><text:s/>0.8663978576660156</text:p>
      <text:p text:style-name="P1"><text:s/>0.6858570575714111</text:p>
      <text:p text:style-name="P1"><text:s/>0.2671780586242676</text:p>
      <text:p text:style-name="P1"><text:s/>0.3050351142883301</text:p>
      <text:p text:style-name="P1"><text:s/>0.1594390869140625</text:p>
      <text:p text:style-name="P1"><text:s/>0.4725990295410156</text:p>
      <text:p text:style-name="P1"><text:s/>0.2776980400085449</text:p>
      <text:p text:style-name="P1"><text:s/>0.06451892852783203</text:p>
      <text:p text:style-name="P1"><text:s/>0.1710638999938965</text:p>
      <text:p text:style-name="P1"><text:s/>0.8318901062011719</text:p>
      <text:p text:style-name="P1"><text:s/>0.1819560527801514</text:p>
      <text:p text:style-name="P1"><text:s/>0.1716530323028564</text:p>
      <text:p text:style-name="P1"><text:s/>0.1149141788482666</text:p>
      <text:p text:style-name="P1"><text:s/>0.07714390754699707</text:p>
      <text:p text:style-name="P1"><text:s/>0.9109752178192139</text:p>
      <text:p text:style-name="P1"><text:s/>0.0985569953918457</text:p>
      <text:p text:style-name="P1"><text:s/>0.2935659885406494</text:p>
      <text:p text:style-name="P1"><text:s/>0.1934270858764648</text:p>
      <text:p text:style-name="P1"><text:s/>0.3498029708862305</text:p>
      <text:p text:style-name="P1"><text:s/>0.1372458934783936</text:p>
      <text:p text:style-name="P1"><text:s/>0.1428639888763428</text:p>
      <text:p text:style-name="P1"><text:s/>0.2490179538726807</text:p>
      <text:p text:style-name="P1"><text:s/>0.2662441730499268</text:p>
      <text:p text:style-name="P1"><text:s/>0.3221380710601807</text:p>
      <text:p text:style-name="P1"><text:s/>0.5010769367218018</text:p>
      <text:p text:style-name="P1"><text:s/>0.3664340972900391</text:p>
      <text:p text:style-name="P1"><text:s/>0.2155418395996094</text:p>
      <text:p text:style-name="P1"><text:s/>0.277155876159668</text:p>
      <text:p text:style-name="P1"><text:soft-page-break/><text:s/>0.3497369289398193</text:p>
      <text:p text:style-name="P1"><text:s/>0.2546539306640625</text:p>
      <text:p text:style-name="P1"><text:s/>0.2606978416442871</text:p>
      <text:p text:style-name="P1"><text:s/>0.3437819480895996</text:p>
      <text:p text:style-name="P1"><text:s/>0.2711629867553711</text:p>
      <text:p text:style-name="P1"><text:s/>0.1721169948577881</text:p>
      <text:p text:style-name="P1"><text:s/>0.3665521144866943</text:p>
      <text:p text:style-name="P1"><text:s/>0.4332189559936523</text:p>
      <text:p text:style-name="P1"><text:s/>0.4670701026916504</text:p>
      <text:p text:style-name="P1"><text:s/>0.4164321422576904</text:p>
      <text:p text:style-name="P1"><text:s/>0.1929810047149658</text:p>
      <text:p text:style-name="P1"><text:s/>0.3829588890075684</text:p>
      <text:p text:style-name="P1"><text:s/>0.5460579395294189</text:p>
      <text:p text:style-name="P1"><text:s/>0.5011940002441406</text:p>
      <text:p text:style-name="P1"><text:s/>0.2712478637695312</text:p>
      <text:p text:style-name="P1"><text:s/>0.1103370189666748</text:p>
      <text:p text:style-name="P1"><text:s/>0.3049759864807129</text:p>
      <text:p text:style-name="P1"><text:s/>0.3619039058685303</text:p>
      <text:p text:style-name="P1"><text:s/>0.2600350379943848</text:p>
      <text:p text:style-name="P1"><text:s/>0.3067519664764404</text:p>
      <text:p text:style-name="P1"><text:s/>0.2500557899475098</text:p>
      <text:p text:style-name="P1"><text:s/>0.3449950218200684</text:p>
      <text:p text:style-name="P1"><text:s/>0.332819938659668</text:p>
      <text:p text:style-name="P1"><text:s/>0.3615128993988037</text:p>
      <text:p text:style-name="P1"><text:s/>0.1653280258178711</text:p>
      <text:p text:style-name="P1"><text:s/>0.2836909294128418</text:p>
      <text:p text:style-name="P1"><text:s/>0.4559578895568848</text:p>
      <text:p text:style-name="P1"><text:s/>1.021349191665649</text:p>
      <text:p text:style-name="P1"><text:s/>3.051131010055542</text:p>
      <text:p text:style-name="P1"><text:s/>0.176292896270752</text:p>
      <text:p text:style-name="P1"><text:s/>0.1496450901031494</text:p>
      <text:p text:style-name="P1"><text:s/>0.7751879692077637</text:p>
      <text:p text:style-name="P1"><text:s/>0.2210838794708252</text:p>
      <text:p text:style-name="P1"><text:s/>0.2879400253295898</text:p>
      <text:p text:style-name="P1"><text:s/>0.2786951065063477</text:p>
      <text:p text:style-name="P1"><text:s/>0.1482000350952148</text:p>
      <text:p text:style-name="P1"><text:s/>0.7008609771728516</text:p>
      <text:p text:style-name="P1"><text:s/>0.1383512020111084</text:p>
      <text:p text:style-name="P1"><text:s/>0.1369888782501221</text:p>
      <text:p text:style-name="P1"><text:s/>0.08674001693725586</text:p>
      <text:p text:style-name="P1"><text:s/>0.1328768730163574</text:p>
      <text:p text:style-name="P1"><text:s/>0.5959858894348145</text:p>
      <text:p text:style-name="P1"><text:s/>0.2045979499816895</text:p>
      <text:p text:style-name="P1"><text:s/>0.06447505950927734</text:p>
      <text:p text:style-name="P1"><text:s/>0.06434798240661621</text:p>
      <text:p text:style-name="P1"><text:s/>0.08107399940490723</text:p>
      <text:p text:style-name="P1"><text:s/>0.4737470149993896</text:p>
      <text:p text:style-name="P1"><text:s/>0.1483960151672363</text:p>
      <text:p text:style-name="P1"><text:s/>0.1818881034851074</text:p>
      <text:p text:style-name="P1"><text:s/>0.01511907577514648</text:p>
      <text:p text:style-name="P1"><text:s/>0.1876990795135498</text:p>
      <text:p text:style-name="P1"><text:s/>0.1710910797119141</text:p>
      <text:p text:style-name="P1"><text:soft-page-break/><text:s/>0.04792380332946777</text:p>
      <text:p text:style-name="P1"><text:s/>0.02565503120422363</text:p>
      <text:p text:style-name="P1"><text:s/>0.0514531135559082</text:p>
      <text:p text:style-name="P1"><text:s/>0.9721770286560059</text:p>
      <text:p text:style-name="P1"><text:s/>0.2544858455657959</text:p>
      <text:p text:style-name="P1"><text:s/>0.2214419841766357</text:p>
      <text:p text:style-name="P1"><text:s/>0.142672061920166</text:p>
      <text:p text:style-name="P1"><text:s/>0.1717820167541504</text:p>
      <text:p text:style-name="P1"><text:s/>0.1326088905334473</text:p>
      <text:p text:style-name="P1"><text:s/>0.1099441051483154</text:p>
      <text:p text:style-name="P1"><text:s/>0.3798708915710449</text:p>
      <text:p text:style-name="P1"><text:s/>0.3500370979309082</text:p>
      <text:p text:style-name="P1"><text:s/>0.08697795867919922</text:p>
      <text:p text:style-name="P1"><text:s/>0.2052569389343262</text:p>
      <text:p text:style-name="P1"><text:s/>0.5238790512084961</text:p>
      <text:p text:style-name="P1"><text:s/>0.1762399673461914</text:p>
      <text:p text:style-name="P1"><text:s/>0.2048439979553223</text:p>
      <text:p text:style-name="P1"><text:s/>0.3779449462890625</text:p>
      <text:p text:style-name="P1"><text:s/>0.1261379718780518</text:p>
      <text:p text:style-name="P1"><text:s/>0.2376928329467773</text:p>
      <text:p text:style-name="P1"><text:s/>0.153745174407959</text:p>
      <text:p text:style-name="P1"><text:s/>0.1317570209503174</text:p>
      <text:p text:style-name="P1"><text:s/>0.1034741401672363</text:p>
      <text:p text:style-name="P1"><text:s/>0.07013320922851562</text:p>
      <text:p text:style-name="P1"><text:s/>0.1036200523376465</text:p>
      <text:p text:style-name="P1"><text:s/>0.3393959999084473</text:p>
      <text:p text:style-name="P1"><text:s/>0.08262085914611816</text:p>
      <text:p text:style-name="P1"><text:s/>0.2158598899841309</text:p>
      <text:p text:style-name="P1"><text:s/>1.171740055084229</text:p>
      <text:p text:style-name="P1"><text:s/>0.4561560153961182</text:p>
      <text:p text:style-name="P1"><text:s/>0.04762506484985352</text:p>
      <text:p text:style-name="P1"><text:s/>0.4285438060760498</text:p>
      <text:p text:style-name="P1"><text:s/>0.1093339920043945</text:p>
      <text:p text:style-name="P1"><text:s/>0.1446120738983154</text:p>
      <text:p text:style-name="P1"><text:s/>0.04753804206848145</text:p>
      <text:p text:style-name="P1"><text:s/>1.602519035339355</text:p>
      <text:p text:style-name="P1"><text:s/>0.1879332065582275</text:p>
      <text:p text:style-name="P1"><text:s/>0.131493091583252</text:p>
      <text:p text:style-name="P1"><text:s/>0.1483280658721924</text:p>
      <text:p text:style-name="P1"><text:s/>0.1666131019592285</text:p>
      <text:p text:style-name="P1"><text:s/>0.1548311710357666</text:p>
      <text:p text:style-name="P1"><text:s/>0.08119988441467285</text:p>
      <text:p text:style-name="P1"><text:s/>0.08665204048156738</text:p>
      <text:p text:style-name="P1"><text:s/>0.09380388259887695</text:p>
      <text:p text:style-name="P1"><text:s/>0.2098689079284668</text:p>
      <text:p text:style-name="P1"><text:s/>0.2883539199829102</text:p>
      <text:p text:style-name="P1"><text:s/>0.2321298122406006</text:p>
      <text:p text:style-name="P1"><text:s/>0.2154769897460938</text:p>
      <text:p text:style-name="P1"><text:s/>0.5682439804077148</text:p>
      <text:p text:style-name="P1"><text:s/>0.2179279327392578</text:p>
      <text:p text:style-name="P1"><text:s/>0.1933648586273193</text:p>
      <text:p text:style-name="P1"><text:s/>0.2109410762786865</text:p>
      <text:p text:style-name="P1"><text:soft-page-break/><text:s/>0.1490130424499512</text:p>
      <text:p text:style-name="P1"><text:s/>0.1542048454284668</text:p>
      <text:p text:style-name="P1"><text:s/>0.1481950283050537</text:p>
      <text:p text:style-name="P1"><text:s/>0.1205461025238037</text:p>
      <text:p text:style-name="P1"><text:s/>0.09242916107177734</text:p>
      <text:p text:style-name="P1"><text:s/>0.2782309055328369</text:p>
      <text:p text:style-name="P1"><text:s/>0.03111720085144043</text:p>
      <text:p text:style-name="P1"><text:s/>0.1820988655090332</text:p>
      <text:p text:style-name="P1"><text:s/>0.3214139938354492</text:p>
      <text:p text:style-name="P1"><text:s/>0.4954230785369873</text:p>
      <text:p text:style-name="P1"><text:s/>0.06448912620544434</text:p>
      <text:p text:style-name="P1"><text:s/>0.3050670623779297</text:p>
      <text:p text:style-name="P1"><text:s/>0.1442530155181885</text:p>
      <text:p text:style-name="P1"><text:s/>0.1091411113739014</text:p>
      <text:p text:style-name="P1"><text:s/>0.1544749736785889</text:p>
      <text:p text:style-name="P1"><text:s/>0.3165700435638428</text:p>
      <text:p text:style-name="P1"><text:s/>0.1712050437927246</text:p>
      <text:p text:style-name="P1"><text:s/>0.09957098960876465</text:p>
      <text:p text:style-name="P1"><text:s/>0.07628202438354492</text:p>
      <text:p text:style-name="P1"><text:s/>0.1160838603973389</text:p>
      <text:p text:style-name="P1"><text:s/>0.4501090049743652</text:p>
      <text:p text:style-name="P1"><text:s/>0.1813449859619141</text:p>
      <text:p text:style-name="P1"><text:s/>0.1986789703369141</text:p>
      <text:p text:style-name="P1"><text:s/>0.1819760799407959</text:p>
      <text:p text:style-name="P1"><text:s/>0.1146981716156006</text:p>
      <text:p text:style-name="P1"><text:s/>0.5521249771118164</text:p>
      <text:p text:style-name="P1"><text:s/>0.2659540176391602</text:p>
      <text:p text:style-name="P1"><text:s/>0.1487290859222412</text:p>
      <text:p text:style-name="P1"><text:s/>0.02080392837524414</text:p>
      <text:p text:style-name="P1"><text:s/>0.04758810997009277</text:p>
      <text:p text:style-name="P1"><text:s/>0.1091058254241943</text:p>
      <text:p text:style-name="P1"><text:s/>0.3330039978027344</text:p>
      <text:p text:style-name="P1"><text:s/>0.7877371311187744</text:p>
      <text:p text:style-name="P1"><text:s/>0.2209351062774658</text:p>
      <text:p text:style-name="P1"><text:s/>0.131721019744873</text:p>
      <text:p text:style-name="P1"><text:s/>0.2489089965820312</text:p>
      <text:p text:style-name="P1"><text:s/>0.2106637954711914</text:p>
      <text:p text:style-name="P1"><text:s/>0.06455802917480469</text:p>
      <text:p text:style-name="P1"><text:s/>0.1266179084777832</text:p>
      <text:p text:style-name="P1"><text:s/>0.159466028213501</text:p>
      <text:p text:style-name="P1"><text:s/>0.1541860103607178</text:p>
      <text:p text:style-name="P1"><text:s/>0.3163650035858154</text:p>
      <text:p text:style-name="P1"><text:s/>0.3397979736328125</text:p>
      <text:p text:style-name="P1"><text:s/>0.3724510669708252</text:p>
      <text:p text:style-name="P1"><text:s/>0.1988458633422852</text:p>
      <text:p text:style-name="P1"><text:s/>0.2432730197906494</text:p>
      <text:p text:style-name="P1"><text:s/>0.1258089542388916</text:p>
      <text:p text:style-name="P1"><text:s/>0.02057600021362305</text:p>
      <text:p text:style-name="P1"><text:s/>0.1650009155273438</text:p>
      <text:p text:style-name="P1"><text:s/>0.2442200183868408</text:p>
      <text:p text:style-name="P1"><text:s/>0.3472831249237061</text:p>
      <text:p text:style-name="P1"><text:s/>0.3833930492401123</text:p>
      <text:p text:style-name="P1"><text:soft-page-break/><text:s/>0.08117890357971191</text:p>
      <text:p text:style-name="P1"><text:s/>0.3500070571899414</text:p>
      <text:p text:style-name="P1"><text:s/>0.171518087387085</text:p>
      <text:p text:style-name="P1"><text:s/>0.09240007400512695</text:p>
      <text:p text:style-name="P1"><text:s/>0.5119180679321289</text:p>
      <text:p text:style-name="P1"><text:s/>0.3104009628295898</text:p>
      <text:p text:style-name="P1"><text:s/>0.4269921779632568</text:p>
      <text:p text:style-name="P1"><text:s/>0.3775780200958252</text:p>
      <text:p text:style-name="P1"><text:s/>0.3998959064483643</text:p>
      <text:p text:style-name="P1"><text:s/>0.6463651657104492</text:p>
      <text:p text:style-name="P1"><text:s/>0.3234100341796875</text:p>
      <text:p text:style-name="P1"><text:s/>0.5898299217224121</text:p>
      <text:p text:style-name="P1"><text:s/>0.0705568790435791</text:p>
      <text:p text:style-name="P1"><text:s/>0.3889930248260498</text:p>
      <text:p text:style-name="P1"><text:s/>0.5569319725036621</text:p>
      <text:p text:style-name="P1"><text:s/>0.4838931560516357</text:p>
      <text:p text:style-name="P1"><text:s/>0.1146271228790283</text:p>
      <text:p text:style-name="P1"><text:s/>0.4557578563690186</text:p>
      <text:p text:style-name="P1"><text:s/>0.399940013885498</text:p>
      <text:p text:style-name="P1"><text:s/>0.4167029857635498</text:p>
      <text:p text:style-name="P1"/>
      <text:p text:style-name="P1"/>
      <text:p text:style-name="P1"># name: avgTeste</text:p>
      <text:p text:style-name="P1"># type: scalar</text:p>
      <text:p text:style-name="P1">0.275156037012736</text:p>
      <text:p text:style-name="P1"/>
      <text:p text:style-name="P1"/>
      <text:p text:style-name="P1"># name: antecipatedresponseT</text:p>
      <text:p text:style-name="P1"># type: matrix</text:p>
      <text:p text:style-name="P1"># rows: 0</text:p>
      <text:p text:style-name="P1"># column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7T16:52:56.047102956</dc:date>
    <meta:editing-duration>PT14M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4" meta:paragraph-count="3833" meta:word-count="10723" meta:character-count="59685" meta:non-whitespace-character-count="52033"/>
  </office:meta>
</office:document-meta>
</file>